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" style:family="table-cell" style:parent-style-name="Default">
      <style:table-cell-properties fo:background-color="#d4f1f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7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0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2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30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3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4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2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7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name-asian="Noto Sans CJK SC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xonomy scores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5" table:default-cell-style-name="ce8"/>
        <table:table-row table:style-name="ro1">
          <table:table-cell table:style-name="ce1" office:value-type="string" calcext:value-type="string" table:number-columns-spanned="2" table:number-rows-spanned="1">
            <text:p>Taxonomy</text:p>
          </table:table-cell>
          <table:covered-table-cell table:style-name="ce9"/>
          <table:table-cell table:style-name="ce40" office:value-type="string" calcext:value-type="string" table:number-columns-spanned="6" table:number-rows-spanned="1">
            <text:p>Design criteria evaluation scores</text:p>
          </table:table-cell>
          <table:covered-table-cell table:number-columns-repeated="4" table:style-name="ce40"/>
          <table:covered-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Top-level</text:p>
          </table:table-cell>
          <table:table-cell table:style-name="ce2" office:value-type="string" calcext:value-type="string">
            <text:p>Sub-level</text:p>
          </table:table-cell>
          <table:table-cell table:style-name="ce30" office:value-type="string" calcext:value-type="string">
            <text:p>Simplicity</text:p>
          </table:table-cell>
          <table:table-cell table:style-name="ce17" office:value-type="string" calcext:value-type="string">
            <text:p>Orthogonality</text:p>
          </table:table-cell>
          <table:table-cell table:style-name="ce17" office:value-type="string" calcext:value-type="string">
            <text:p>Retrieval usefulness</text:p>
          </table:table-cell>
          <table:table-cell table:style-name="ce17" office:value-type="string" calcext:value-type="string">
            <text:p>Annotation usefulness</text:p>
          </table:table-cell>
          <table:table-cell table:style-name="ce49" office:value-type="string" calcext:value-type="string">
            <text:p>Estimated automatic classif. accuracy</text:p>
          </table:table-cell>
          <table:table-cell table:style-name="ce17" office:value-type="string" calcext:value-type="string">
            <text:p>Taxonomy align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0" office:value-type="string" calcext:value-type="string">
            <text:p>Solo percussion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0" office:value-type="string" calcext:value-type="string">
            <text:p>Solo instrument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0" office:value-type="string" calcext:value-type="string">
            <text:p>Multiple instruments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Percussion</text:p>
          </table:table-cell>
          <table:table-cell table:number-columns-repeated="4"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String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Wind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Keyboard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Synths / Electronic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2" office:value-type="string" calcext:value-type="string">
            <text:p>Solo</text:p>
          </table:table-cell>
          <table:table-cell table:number-columns-repeated="6" table:style-name="ce2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2" office:value-type="string" calcext:value-type="string">
            <text:p>Conversation / Crowd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2" office:value-type="string" calcext:value-type="string">
            <text:p>Processed / Synthetic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Daily objects / House appliances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5!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Vehicle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Other mechanisms, <text:s/>engines, <text:s/>machines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Human sounds and actions</text:p>
          </table:table-cell>
          <table:table-cell table:number-columns-repeated="4"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Animals</text:p>
          </table:table-cell>
          <table:table-cell table:number-columns-repeated="3" table:style-name="ce21" office:value-type="float" office:value="5" calcext:value-type="float">
            <text:p>5</text:p>
          </table:table-cell>
          <table:table-cell table:style-name="ce25" office:value-type="float" office:value="3.5" calcext:value-type="float">
            <text:p>3.5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Natural elements and explosions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3.5" calcext:value-type="float">
            <text:p>3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Design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5!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Experimental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5!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Electronic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4" office:value-type="string" calcext:value-type="string">
            <text:p>Nature</text:p>
          </table:table-cell>
          <table:table-cell table:number-columns-repeated="4"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4" office:value-type="string" calcext:value-type="string">
            <text:p>Indoors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5" office:value-type="string" calcext:value-type="string">
            <text:p>Urban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4" office:value-type="string" calcext:value-type="string">
            <text:p>Synthetic / Artificial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5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date-style style:name="N10151" number:language="en" number:country="US">
      <number:month number:textual="true"/>
      <number:text>-</number:text>
      <number:year/>
    </number:date-style>
    <number:date-style style:name="N10150" number:language="en" number:country="US">
      <number:day/>
      <number:text>-</number:text>
      <number:month number:textual="true"/>
    </number:date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date-style style:name="N10149" number:language="en" number:country="US">
      <number:day/>
      <number:text>-</number:text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8:23:42.246166635</meta:creation-date>
    <dc:date>2023-06-26T20:45:38.803080311</dc:date>
    <meta:editing-duration>PT33M4S</meta:editing-duration>
    <meta:editing-cycles>6</meta:editing-cycles>
    <meta:generator>LibreOffice/7.3.7.2$Linux_X86_64 LibreOffice_project/30$Build-2</meta:generator>
    <meta:document-statistic meta:table-count="1" meta:cell-count="202" meta:object-count="0"/>
  </office:meta>
</office:document-meta>
</file>